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/>
    </style:style>
    <style:style style:name="P2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0e97" style:text-blinking="false" fo:background-color="transparent"/>
    </style:style>
    <style:style style:name="P4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5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200"/>
    </style:style>
    <style:style style:name="P6" style:family="paragraph" style:parent-style-name="Standard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f9123" officeooo:paragraph-rsid="001f9123" style:text-blinking="false" fo:background-color="transparent" style:font-weight-asian="bold" style:font-weight-complex="bold"/>
    </style:style>
    <style:style style:name="P7" style:family="paragraph" style:parent-style-name="Standard">
      <style:text-properties fo:font-weight="bold" fo:background-color="transparent" style:font-weight-asian="bold" style:font-weight-complex="bold"/>
    </style:style>
    <style:style style:name="P8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d0e97" style:text-blinking="false" fo:background-color="transparent"/>
    </style:style>
    <style:style style:name="P9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10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82ba" officeooo:paragraph-rsid="001d0e97" style:text-blinking="false" fo:background-color="transparent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>
      <style:text-properties fo:font-weight="normal" officeooo:rsid="00268711" officeooo:paragraph-rsid="00268711" style:font-weight-asian="normal" style:font-weight-complex="normal"/>
    </style:style>
    <style:style style:name="P13" style:family="paragraph" style:parent-style-name="Text_20_body">
      <style:text-properties fo:font-weight="normal" officeooo:rsid="00268711" officeooo:paragraph-rsid="0026a789" style:font-weight-asian="normal" style:font-weight-complex="normal"/>
    </style:style>
    <style:style style:name="P14" style:family="paragraph" style:parent-style-name="Text_20_body">
      <style:text-properties fo:font-weight="bold" officeooo:paragraph-rsid="00268711" style:font-weight-asian="bold" style:font-weight-complex="bold"/>
    </style:style>
    <style:style style:name="P15" style:family="paragraph" style:parent-style-name="Text_20_body">
      <style:text-properties officeooo:paragraph-rsid="00285323"/>
    </style:style>
    <style:style style:name="P16" style:family="paragraph" style:parent-style-name="Text_20_body">
      <style:text-properties officeooo:rsid="00295cc9" officeooo:paragraph-rsid="00295cc9"/>
    </style:style>
    <style:style style:name="T1" style:family="text">
      <style:text-properties fo:font-weight="bold" officeooo:rsid="001f9123" style:font-weight-asian="bold" style:font-weight-complex="bold"/>
    </style:style>
    <style:style style:name="T2" style:family="text">
      <style:text-properties fo:font-weight="bold" officeooo:rsid="002182ba" style:font-weight-asian="bold" style:font-weight-complex="bold"/>
    </style:style>
    <style:style style:name="T3" style:family="text">
      <style:text-properties officeooo:rsid="00268711"/>
    </style:style>
    <style:style style:name="T4" style:family="text">
      <style:text-properties officeooo:rsid="0026a789"/>
    </style:style>
    <style:style style:name="T5" style:family="text">
      <style:text-properties officeooo:rsid="0028532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8532619" text:style-name="L1">
        <text:list-item>
          <text:p text:style-name="P2"><text:bookmark text:name="docs-internal-guid-5010d1c2-7fff-52f8-a1f6-350762694c6e"/>By default minus icon should be in off state if it was already in min qty.</text:p>
        </text:list-item>
        <text:list-item>
          <text:p text:style-name="P2"><text:bookmark text:name="docs-internal-guid-35d9598a-7fff-f2b0-eb67-236bece33c4a"/>Product tabs CSS improvisation required.</text:p>
        </text:list-item>
        <text:list-item>
          <text:p text:style-name="P5"><text:bookmark text:name="docs-internal-guid-09dcc000-7fff-9b93-9a2e-03ca4d72f18e"/>View Disclaimer was missing.</text:p>
        </text:list-item>
        <text:list-item>
          <text:p text:style-name="P5"><text:bookmark text:name="docs-internal-guid-394bdc6d-7fff-5565-6eeb-e5a5adf3ce33"/>WhatsApp feature was missing.</text:p>
        </text:list-item>
        <text:list-item>
          <text:p text:style-name="P8"><text:bookmark text:name="docs-internal-guid-8346fa95-7fff-adb4-aded-0c79a6bbd612"/>Did you make any html text changes in Best Price &amp; Ad-Assist popup it was effecting in app.</text:p>
        </text:list-item>
        <text:list-item>
          <text:p text:style-name="P8"><text:bookmark text:name="docs-internal-guid-e2559b35-7fff-be4f-0bb8-cc612a03179a"/>Horizontal scroll was coming in a quick cart / wish list etc.</text:p>
        </text:list-item>
        <text:list-item>
          <text:p text:style-name="P3"><text:bookmark text:name="docs-internal-guid-4b8427b8-7fff-c7b9-39f8-9cd51c74bfb6"/>When click on the quick buy icon in product details screen 3-steps representation was not visible at first go. - <text:span text:style-name="T1">Working</text:span></text:p>
        </text:list-item>
        <text:list-item>
          <text:p text:style-name="P3"><text:bookmark text:name="docs-internal-guid-a1f30fee-7fff-34c5-804f-60f8f3f2b55e"/>“Applied Coupon : AQCASHFD” was not showing in checkout screen but showing in cart if present.</text:p>
        </text:list-item>
        <text:list-item>
          <text:p text:style-name="P6">Showing total as AquaCash</text:p>
        </text:list-item>
        <text:list-item>
          <text:p text:style-name="P3"><text:bookmark text:name="docs-internal-guid-0c5a994d-7fff-4828-cdfa-0df0d064ba43"/>CSS Improvisations in adding shipping addresses.</text:p>
        </text:list-item>
        <text:list-item>
          <text:p text:style-name="P3"><text:bookmark text:name="docs-internal-guid-6f700c24-7fff-9ad1-383b-39c8cb712b7f"/>“Recommended For You” product redirection not working.Only Deal redirection was working. - <text:span text:style-name="T2">Wroking</text:span></text:p>
        </text:list-item>
        <text:list-item>
          <text:p text:style-name="P10"><text:bookmark text:name="docs-internal-guid-a9daea7e-7fff-1abc-97ea-d49f54626952"/># No items screen in Wishlist CSS improvisationsecho "deb http://deb.anydesk.com/ all main" &gt; /etc/apt/sources.list.d/anydesk-stable.list</text:p>
        </text:list-item>
        <text:list-item>
          <text:p text:style-name="P9"><text:bookmark text:name="docs-internal-guid-63da3a63-7fff-b98a-44ae-5e9403bd3a01"/>Ad-Assist popup min CSS improvisation can be done.</text:p>
        </text:list-item>
        <text:list-item>
          <text:p text:style-name="P4"><text:bookmark text:name="docs-internal-guid-eab2b166-7fff-ec73-902a-326715ade4a6"/>Product tabs CSS improvisation required.</text:p>
        </text:list-item>
      </text:list>
      <text:p text:style-name="P11"><text:line-break/></text:p>
      <text:p text:style-name="P11"/>
      <text:p text:style-name="P7">As you guys got a better idea on testing process now, Could you please share your views on what strategies can be implemented in our project, any improvements on the existing stuff.</text:p>
      <text:p text:style-name="Standard"/>
      <text:p text:style-name="P14"><text:span text:style-name="T3">Views:</text:span></text:p>
      <text:p text:style-name="P13">Involvement of testing team in requirement meetings for better understanding &amp; writing the test cases prior. <text:span text:style-name="T4">This will help to cover most of the required test cases which leads to Quality output.</text:span> <text:span text:style-name="T4">As Currently, writing the test cases while performing testing.</text:span></text:p>
      <text:p text:style-name="P13"/>
      <text:p text:style-name="P12"/>
      <text:p text:style-name="P12">Greetings of the Day!</text:p>
      <text:p text:style-name="P12"/>
      <text:p text:style-name="P12">From the video, we have come to know the ways of manual testings to proceed for different scenarios and the process to implement them like what to test initially &amp; thereafter.</text:p>
      <text:p text:style-name="P12">Also, we can perform <text:span text:style-name="T5">Globalization &amp; </text:span>End – To – End testing for our app with different test scenarios.</text:p>
      <text:p text:style-name="P15"><text:span text:style-name="T5">We can use testing techniques in our project to make process more easier.</text:span></text:p>
      <text:p text:style-name="P15"/>
      <text:p text:style-name="P16">Implementation of Automation testing reduces hiden errors.</text:p>
      <text:p text:style-name="P15"><text:line-break/></text:p>
      <text:p text:style-name="P1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5:07:22.628412032</meta:creation-date>
    <meta:editing-duration>PT1H9M</meta:editing-duration>
    <meta:editing-cycles>6</meta:editing-cycles>
    <meta:generator>LibreOffice/6.0.7.3$Linux_X86_64 LibreOffice_project/00m0$Build-3</meta:generator>
    <dc:date>2020-05-29T16:47:07.514076312</dc:date>
    <meta:document-statistic meta:table-count="0" meta:image-count="0" meta:object-count="0" meta:page-count="2" meta:paragraph-count="24" meta:word-count="306" meta:character-count="1844" meta:non-whitespace-character-count="1570"/>
  </office:meta>
</office:document-meta>
</file>